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2" style:family="paragraph" style:parent-style-name="Standard" style:list-style-name="L2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4" style:family="paragraph" style:parent-style-name="Standard" style:list-style-name="L4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6" style:family="paragraph" style:parent-style-name="Standard" style:list-style-name="L8">
      <style:paragraph-properties fo:text-align="start" style:justify-single-word="false"/>
      <style:text-properties style:font-name="Times New Roman" fo:font-size="12pt" fo:font-weight="normal" officeooo:rsid="00112f6d" officeooo:paragraph-rsid="000e409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12f6d" officeooo:paragraph-rsid="00107041" style:font-size-asian="12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style:font-name="Times New Roman" fo:font-size="12pt" fo:font-weight="normal" officeooo:rsid="000e5c20" officeooo:paragraph-rsid="000e409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5c20" officeooo:paragraph-rsid="000e409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e4098" officeooo:paragraph-rsid="000e4098" style:font-size-asian="12pt" style:font-weight-asian="normal" style:font-size-complex="12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style:font-name="Times New Roman" fo:font-size="12pt" fo:font-weight="normal" officeooo:rsid="000e4098" officeooo:paragraph-rsid="000e4098" style:font-size-asian="12pt" style:font-weight-asian="normal" style:font-size-complex="12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style:font-name="Times New Roman" fo:font-size="12pt" fo:font-weight="normal" officeooo:rsid="0010f10e" officeooo:paragraph-rsid="000e4098" style:font-size-asian="12pt" style:font-weight-asian="normal" style:font-size-complex="12pt" style:font-weight-complex="normal"/>
    </style:style>
    <style:style style:name="P13" style:family="paragraph" style:parent-style-name="Standard" style:list-style-name="L10">
      <style:paragraph-properties fo:text-align="start" style:justify-single-word="false"/>
      <style:text-properties style:font-name="Times New Roman" fo:font-size="12pt" fo:font-weight="normal" officeooo:rsid="00127c17" officeooo:paragraph-rsid="000e4098" style:font-size-asian="12pt" style:font-weight-asian="normal" style:font-size-complex="12pt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style:font-name="Times New Roman" fo:font-size="12pt" fo:font-weight="normal" officeooo:rsid="00107041" officeooo:paragraph-rsid="00107041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officeooo:paragraph-rsid="000e4098" style:font-size-asian="12pt" style:font-size-complex="12pt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Times New Roman" fo:font-size="12pt" officeooo:paragraph-rsid="000e4098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font-weight="bold" officeooo:rsid="00132724" officeooo:paragraph-rsid="000e409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4098" officeooo:paragraph-rsid="000e409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bold" officeooo:rsid="000e5c20" officeooo:paragraph-rsid="000e409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07041" officeooo:paragraph-rsid="0010704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67490" officeooo:paragraph-rsid="00167490" style:font-size-asian="12pt" style:font-weight-asian="bold" style:font-size-complex="12pt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Menlo" fo:font-size="9pt" officeooo:paragraph-rsid="000e4098" style:font-size-asian="12pt" style:font-size-complex="12pt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 officeooo:paragraph-rsid="0014c0a1"/>
    </style:style>
    <style:style style:name="P25" style:family="paragraph" style:parent-style-name="Preformatted_20_Text" style:list-style-name="L25">
      <style:paragraph-properties fo:text-align="start" style:justify-single-word="false"/>
      <style:text-properties fo:color="#000000" style:font-name="Menlo" fo:font-size="9pt" style:text-underline-style="none" fo:font-weight="bold" officeooo:rsid="0016660d" officeooo:paragraph-rsid="0016660d" fo:background-color="#e4e4ff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Times New Roman" fo:font-size="12pt" fo:font-weight="normal" officeooo:rsid="0012e0c2" officeooo:paragraph-rsid="000e4098" style:font-size-asian="12pt" style:font-weight-asian="normal" style:font-size-complex="12pt" style:font-weight-complex="normal"/>
    </style:style>
    <style:style style:name="P27" style:family="paragraph" style:parent-style-name="Preformatted_20_Text" style:list-style-name="L11">
      <style:paragraph-properties fo:text-align="start" style:justify-single-word="false"/>
      <style:text-properties fo:color="#000000" style:font-name="Times New Roman" fo:font-size="12pt" fo:font-weight="normal" officeooo:rsid="0013143b" officeooo:paragraph-rsid="000e4098" style:font-size-asian="12pt" style:font-weight-asian="normal" style:font-size-complex="12pt" style:font-weight-complex="normal"/>
    </style:style>
    <style:style style:name="P28" style:family="paragraph" style:parent-style-name="Preformatted_20_Text" style:list-style-name="L11">
      <style:paragraph-properties fo:text-align="start" style:justify-single-word="false"/>
      <style:text-properties fo:color="#000000" style:font-name="Times New Roman" fo:font-size="12pt" fo:font-weight="normal" officeooo:rsid="00107041" officeooo:paragraph-rsid="00107041" style:font-size-asian="12pt" style:font-weight-asian="normal" style:font-size-complex="12pt" style:font-weight-complex="normal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2pt" officeooo:paragraph-rsid="000e4098" style:font-size-asian="12pt" style:font-size-complex="12pt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2pt" officeooo:paragraph-rsid="0014c0a1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Times New Roman" fo:font-size="12pt" officeooo:paragraph-rsid="000e4098"/>
    </style:style>
    <style:style style:name="P32" style:family="paragraph" style:parent-style-name="Preformatted_20_Text">
      <style:paragraph-properties fo:text-align="start" style:justify-single-word="false"/>
      <style:text-properties fo:color="#000000" style:font-name="Times New Roman" fo:font-size="12pt" style:text-underline-style="none" fo:font-weight="bold" officeooo:rsid="0012e0c2" officeooo:paragraph-rsid="000e4098" style:font-size-asian="12pt" style:font-weight-asian="bold" style:font-size-complex="12pt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color="#000000" style:font-name="Times New Roman" fo:font-size="12pt" style:text-underline-style="none" fo:font-weight="bold" officeooo:rsid="0014c0a1" officeooo:paragraph-rsid="0014c0a1" style:font-size-asian="12pt" style:font-weight-asian="bold" style:font-size-complex="12pt" style:font-weight-complex="bold"/>
    </style:style>
    <style:style style:name="P34" style:family="paragraph" style:parent-style-name="Preformatted_20_Text" style:list-style-name="L23">
      <style:paragraph-properties fo:text-align="start" style:justify-single-word="false"/>
      <style:text-properties fo:color="#000000" style:font-name="Times New Roman" fo:font-size="12pt" style:text-underline-style="none" fo:font-weight="bold" officeooo:rsid="0016660d" officeooo:paragraph-rsid="0016660d" style:font-size-asian="12pt" style:font-weight-asian="bold" style:font-size-complex="12pt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color="#000000" style:font-name="Times New Roman" fo:font-size="12pt" style:text-underline-style="none" fo:font-weight="bold" officeooo:rsid="0016660d" officeooo:paragraph-rsid="0016660d" style:font-size-asian="12pt" style:font-weight-asian="bold" style:font-size-complex="12pt" style:font-weight-complex="bold"/>
    </style:style>
    <style:style style:name="P36" style:family="paragraph" style:parent-style-name="Preformatted_20_Text" style:list-style-name="L24">
      <style:paragraph-properties fo:text-align="start" style:justify-single-word="false"/>
      <style:text-properties fo:color="#000000" style:font-name="Times New Roman" fo:font-size="12pt" style:text-underline-style="none" fo:font-weight="bold" officeooo:rsid="0016660d" officeooo:paragraph-rsid="0016660d" style:font-size-asian="12pt" style:font-weight-asian="bold" style:font-size-complex="12pt" style:font-weight-complex="bold"/>
    </style:style>
    <style:style style:name="P37" style:family="paragraph" style:parent-style-name="Preformatted_20_Text" style:list-style-name="L25">
      <style:paragraph-properties fo:text-align="start" style:justify-single-word="false"/>
      <style:text-properties fo:color="#000000" style:font-name="Times New Roman" fo:font-size="12pt" style:text-underline-style="none" fo:font-weight="bold" officeooo:rsid="0016660d" officeooo:paragraph-rsid="0016660d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Times New Roman" fo:font-size="12pt" officeooo:paragraph-rsid="0016660d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4c0a1"/>
    </style:style>
    <style:style style:name="P41" style:family="paragraph" style:parent-style-name="Preformatted_20_Text" style:list-style-name="L10">
      <style:paragraph-properties fo:text-align="start" style:justify-single-word="false"/>
      <style:text-properties style:font-name="Times New Roman" fo:font-size="12pt" fo:font-weight="normal" officeooo:rsid="00127c17" officeooo:paragraph-rsid="000e4098" style:font-size-asian="12pt" style:font-weight-asian="normal" style:font-size-complex="12pt" style:font-weight-complex="normal"/>
    </style:style>
    <style:style style:name="P4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Menlo" fo:font-size="9pt"/>
    </style:style>
    <style:style style:name="P43" style:family="paragraph" style:parent-style-name="Preformatted_20_Text" style:list-style-name="L1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Menlo" fo:font-size="9pt" officeooo:rsid="0013ddbd" officeooo:paragraph-rsid="000e4098" style:font-size-asian="12pt" style:font-size-complex="12pt"/>
    </style:style>
    <style:style style:name="P44" style:family="paragraph" style:parent-style-name="Preformatted_20_Text" style:list-style-name="L20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Menlo" fo:font-size="9pt" officeooo:rsid="00127457" officeooo:paragraph-rsid="0014c0a1" style:font-size-asian="12pt" style:font-size-complex="12pt"/>
    </style:style>
    <style:style style:name="P4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Menlo" fo:font-size="9pt" officeooo:paragraph-rsid="0014c0a1"/>
    </style:style>
    <style:style style:name="P4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paragraph-rsid="000e4098" style:font-size-asian="12pt" style:font-size-complex="12pt"/>
    </style:style>
    <style:style style:name="P47" style:family="paragraph" style:parent-style-name="Preformatted_20_Text" style:list-style-name="L12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3ddbd" officeooo:paragraph-rsid="000e4098" style:font-size-asian="12pt" style:font-size-complex="12pt"/>
    </style:style>
    <style:style style:name="P48" style:family="paragraph" style:parent-style-name="Preformatted_20_Text" style:list-style-name="L21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6ef3a" officeooo:paragraph-rsid="0014c0a1" style:font-size-asian="12pt" style:font-size-complex="12pt"/>
    </style:style>
    <style:style style:name="P49" style:family="paragraph" style:parent-style-name="Preformatted_20_Text" style:list-style-name="L20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27457" officeooo:paragraph-rsid="0014c0a1" style:font-size-asian="12pt" style:font-size-complex="12pt"/>
    </style:style>
    <style:style style:name="P50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473fe" officeooo:paragraph-rsid="001473fe" style:font-size-asian="12pt" style:font-size-complex="12pt"/>
    </style:style>
    <style:style style:name="P5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paragraph-rsid="0014c0a1" style:font-size-asian="12pt" style:font-size-complex="12pt"/>
    </style:style>
    <style:style style:name="P52" style:family="paragraph" style:parent-style-name="Preformatted_20_Text" style:list-style-name="L16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473fe" officeooo:paragraph-rsid="0014c0a1" style:font-size-asian="10.5pt" style:font-size-complex="12pt"/>
    </style:style>
    <style:style style:name="P53" style:family="paragraph" style:parent-style-name="Preformatted_20_Text" style:list-style-name="L19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rsid="001473fe" officeooo:paragraph-rsid="0014c0a1" style:font-size-asian="10.5pt" style:font-size-complex="12pt"/>
    </style:style>
    <style:style style:name="P5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officeooo:paragraph-rsid="0014c0a1"/>
    </style:style>
    <style:style style:name="P55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Times New Roman" fo:font-size="12pt" fo:font-weight="bold" officeooo:rsid="0014c0a1" officeooo:paragraph-rsid="0014c0a1" style:font-size-asian="10.5pt" style:font-weight-asian="bold" style:font-size-complex="12pt" style:font-weight-complex="bold"/>
    </style:style>
    <style:style style:name="P56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5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Liberation Serif1" fo:font-size="10pt" officeooo:rsid="0015ae54" officeooo:paragraph-rsid="0014c0a1" style:font-size-asian="8.75pt" style:font-size-complex="10pt"/>
    </style:style>
    <style:style style:name="P58" style:family="paragraph" style:parent-style-name="Preformatted_20_Text" style:list-style-name="L13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" fo:font-size="12pt" officeooo:rsid="0015ae54" officeooo:paragraph-rsid="0014c0a1" style:font-size-asian="12pt" style:font-size-complex="12pt"/>
    </style:style>
    <style:style style:name="P59" style:family="paragraph" style:parent-style-name="Preformatted_20_Text" style:list-style-name="L21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" fo:font-size="12pt" officeooo:rsid="0016ef3a" officeooo:paragraph-rsid="0014c0a1" style:font-size-asian="12pt" style:font-size-complex="12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" fo:font-size="12pt" officeooo:paragraph-rsid="000e4098" style:font-size-asian="12pt" style:font-size-complex="12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" fo:font-size="12pt" officeooo:paragraph-rsid="0014c0a1" style:font-size-asian="12pt" style:font-size-complex="12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style:font-name="Times New Roman" fo:font-size="12pt" fo:font-weight="bold" officeooo:rsid="0014425b" officeooo:paragraph-rsid="0014c0a1" style:font-size-asian="12pt" style:font-weight-asian="bold" style:font-size-complex="12pt" style:font-weight-complex="bold"/>
    </style:style>
    <style:style style:name="P63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paragraph-rsid="001473fe"/>
    </style:style>
    <style:style style:name="P64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font-weight="bold" officeooo:paragraph-rsid="0014c0a1"/>
    </style:style>
    <style:style style:name="P65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font-weight="bold" officeooo:rsid="0014c0a1" officeooo:paragraph-rsid="0014c0a1" style:font-weight-asian="normal" style:font-weight-complex="normal"/>
    </style:style>
    <style:style style:name="P66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font-weight="bold" officeooo:rsid="0014c0a1" officeooo:paragraph-rsid="0014c0a1"/>
    </style:style>
    <style:style style:name="P67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font-weight="bold" officeooo:rsid="0014c0a1" officeooo:paragraph-rsid="0014c0a1" style:font-weight-asian="bold" style:font-weight-complex="bold"/>
    </style:style>
    <style:style style:name="P68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8000" style:font-name="Menlo" fo:font-size="9pt" fo:font-weight="bold" officeooo:rsid="001473fe" officeooo:paragraph-rsid="001473fe" style:font-size-asian="12pt" style:font-size-complex="12pt"/>
    </style:style>
    <style:style style:name="P69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8000" style:font-name="Menlo" fo:font-size="9pt" fo:font-weight="bold" officeooo:rsid="0014c0a1" officeooo:paragraph-rsid="0014c0a1" style:font-weight-asian="normal" style:font-weight-complex="normal"/>
    </style:style>
    <style:style style:name="P70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rsid="001473fe" officeooo:paragraph-rsid="001473fe"/>
    </style:style>
    <style:style style:name="P71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officeooo:rsid="0014c0a1" officeooo:paragraph-rsid="0014c0a1"/>
    </style:style>
    <style:style style:name="P72" style:family="paragraph" style:parent-style-name="Preformatted_20_Text" style:list-style-name="L18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font-weight="normal" officeooo:rsid="0014c0a1" officeooo:paragraph-rsid="0014c0a1" style:font-weight-asian="normal" style:font-weight-complex="normal"/>
    </style:style>
    <style:style style:name="T1" style:family="text">
      <style:text-properties officeooo:rsid="0010f10e"/>
    </style:style>
    <style:style style:name="T2" style:family="text">
      <style:text-properties fo:background-color="#efefef" loext:char-shading-value="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style:font-name="Menlo" fo:font-size="9pt" fo:font-weight="bold"/>
    </style:style>
    <style:style style:name="T6" style:family="text">
      <style:text-properties fo:color="#000080" style:font-name="Menlo" fo:font-size="9pt" fo:font-weight="bold" fo:background-color="#efefef" loext:char-shading-value="0"/>
    </style:style>
    <style:style style:name="T7" style:family="text">
      <style:text-properties fo:color="#000080" style:font-name="Menlo" fo:font-size="9pt" fo:font-weight="bold" style:font-weight-asian="normal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fo:background-color="#ffe4ff" loext:char-shading-value="0"/>
    </style:style>
    <style:style style:name="T10" style:family="text">
      <style:text-properties fo:color="#000000" officeooo:rsid="0016ef3a"/>
    </style:style>
    <style:style style:name="T11" style:family="text">
      <style:text-properties fo:color="#000000" fo:background-color="#efefef" loext:char-shading-value="0"/>
    </style:style>
    <style:style style:name="T12" style:family="text">
      <style:text-properties fo:color="#000000" style:font-name="Times New Roman" fo:font-size="12pt" style:font-size-asian="12pt" style:font-size-complex="12pt"/>
    </style:style>
    <style:style style:name="T13" style:family="text">
      <style:text-properties fo:color="#000000" style:font-name="Times New Roman" fo:font-size="12pt" fo:font-weight="bold" style:font-size-asian="12pt" style:font-size-complex="12pt"/>
    </style:style>
    <style:style style:name="T14" style:family="text">
      <style:text-properties fo:color="#000000" style:font-name="Times New Roman" fo:font-size="12pt" fo:font-weight="normal" style:font-size-asian="12pt" style:font-size-complex="12pt"/>
    </style:style>
    <style:style style:name="T15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000000" style:font-name="Times New Roman" fo:font-size="12pt" fo:font-weight="normal" officeooo:rsid="0014c0a1" style:font-size-asian="12pt" style:font-weight-asian="normal" style:font-size-complex="12pt" style:font-weight-complex="normal"/>
    </style:style>
    <style:style style:name="T17" style:family="text">
      <style:text-properties style:font-name="Menlo" fo:font-size="9pt"/>
    </style:style>
    <style:style style:name="T18" style:family="text">
      <style:text-properties style:font-name="Menlo" fo:font-size="9pt" fo:background-color="#efefef" loext:char-shading-value="0"/>
    </style:style>
    <style:style style:name="T19" style:family="text">
      <style:text-properties style:font-name="Menlo" fo:font-size="9pt" fo:font-style="italic"/>
    </style:style>
    <style:style style:name="T20" style:family="text">
      <style:text-properties style:font-name="Menlo" fo:font-size="9pt" fo:font-weight="normal" style:font-weight-asian="normal" style:font-weight-complex="normal"/>
    </style:style>
    <style:style style:name="T21" style:family="text">
      <style:text-properties style:font-name="Menlo" fo:font-size="9pt" fo:font-weight="normal" fo:background-color="#ffe4ff" loext:char-shading-value="0" style:font-weight-asian="normal" style:font-weight-complex="normal"/>
    </style:style>
    <style:style style:name="T22" style:family="text">
      <style:text-properties fo:color="#008080" style:font-name="Menlo" fo:font-size="9pt" fo:font-weight="bold"/>
    </style:style>
    <style:style style:name="T23" style:family="text">
      <style:text-properties fo:color="#008080" fo:font-weight="bold"/>
    </style:style>
    <style:style style:name="T24" style:family="text">
      <style:text-properties fo:color="#660099" style:font-name="Menlo" fo:font-size="9pt"/>
    </style:style>
    <style:style style:name="T25" style:family="text">
      <style:text-properties fo:color="#0000ff" fo:font-weight="bold"/>
    </style:style>
    <style:style style:name="T26" style:family="text">
      <style:text-properties fo:color="#0000ff" fo:font-weight="bold" fo:background-color="#efefef" loext:char-shading-value="0"/>
    </style:style>
    <style:style style:name="T27" style:family="text">
      <style:text-properties fo:color="#0000ff" style:font-name="Menlo" fo:font-size="9pt"/>
    </style:style>
    <style:style style:name="T28" style:family="text">
      <style:text-properties fo:color="#0000ff" style:font-name="Menlo" fo:font-size="9pt" fo:font-weight="bold" fo:background-color="#efefef" loext:char-shading-value="0"/>
    </style:style>
    <style:style style:name="T29" style:family="text">
      <style:text-properties fo:color="#008000" fo:font-weight="bold"/>
    </style:style>
    <style:style style:name="T30" style:family="text">
      <style:text-properties fo:color="#008000" fo:font-weight="bold" fo:background-color="#efefef" loext:char-shading-value="0"/>
    </style:style>
    <style:style style:name="T31" style:family="text">
      <style:text-properties fo:color="#008000" style:font-name="Menlo" fo:font-size="9pt" fo:font-weight="bold"/>
    </style:style>
    <style:style style:name="T32" style:family="text">
      <style:text-properties fo:color="#008000" style:font-name="Menlo" fo:font-size="9pt" fo:font-weight="bold" fo:background-color="#efefef" loext:char-shading-value="0"/>
    </style:style>
    <style:style style:name="T33" style:family="text">
      <style:text-properties fo:color="#008000" style:font-name="Menlo" fo:font-size="9pt" fo:font-weight="bold" officeooo:rsid="001473fe" style:font-size-asian="12pt" style:font-size-complex="12pt"/>
    </style:style>
    <style:style style:name="T34" style:family="text">
      <style:text-properties fo:color="#808080"/>
    </style:style>
    <style:style style:name="T35" style:family="text">
      <style:text-properties fo:color="#808080" style:font-name="Menlo" fo:font-size="9pt" fo:font-style="italic"/>
    </style:style>
    <style:style style:name="T36" style:family="text">
      <style:text-properties fo:color="#808080" fo:font-style="italic"/>
    </style:style>
    <style:style style:name="T37" style:family="text">
      <style:text-properties fo:color="#808080" fo:font-style="italic" officeooo:rsid="0013ddbd"/>
    </style:style>
    <style:style style:name="T38" style:family="text">
      <style:text-properties officeooo:rsid="000e4098"/>
    </style:style>
    <style:style style:name="T39" style:family="text">
      <style:text-properties officeooo:rsid="00112f6d"/>
    </style:style>
    <style:style style:name="T40" style:family="text">
      <style:text-properties style:font-name="Times New Roman" fo:font-size="12pt" style:font-size-asian="12pt" style:font-size-complex="12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112f6d" style:font-weight-asian="normal" style:font-weight-complex="normal"/>
    </style:style>
    <style:style style:name="T43" style:family="text">
      <style:text-properties fo:font-weight="normal" officeooo:rsid="000e4098" style:font-weight-asian="normal" style:font-weight-complex="normal"/>
    </style:style>
    <style:style style:name="T44" style:family="text">
      <style:text-properties officeooo:rsid="0016ef3a"/>
    </style:style>
    <style:style style:name="T45" style:family="text">
      <style:text-properties officeooo:rsid="00107041"/>
    </style:style>
    <style:style style:name="T46" style:family="text">
      <style:text-properties style:font-size-asian="12pt" style:font-size-complex="12pt"/>
    </style:style>
    <style:style style:name="T47" style:family="text">
      <style:text-properties fo:background-color="#ffe4ff" loext:char-shading-value="0"/>
    </style:style>
    <style:style style:name="T48" style:family="text">
      <style:text-properties officeooo:rsid="00115ee3"/>
    </style:style>
    <style:style style:name="T49" style:family="text">
      <style:text-properties fo:font-style="italic"/>
    </style:style>
    <style:style style:name="T50" style:family="text">
      <style:text-properties fo:color="#660e7a" fo:font-weight="bold"/>
    </style:style>
    <style:style style:name="T51" style:family="text">
      <style:text-properties fo:color="#660e7a" style:font-name="Menlo" fo:font-size="9pt" fo:font-weight="bold"/>
    </style:style>
    <style:style style:name="T52" style:family="text">
      <style:text-properties fo:color="#7a7a43" style:font-name="Menlo" fo:font-size="9pt"/>
    </style:style>
    <style:style style:name="T53" style:family="text">
      <style:text-properties fo:color="#458383" style:font-name="Menlo" fo:font-size="9pt"/>
    </style:style>
    <style:style style:name="T54" style:family="text">
      <style:text-properties officeooo:rsid="001473fe" style:font-size-asian="10.5pt" style:font-size-complex="12pt"/>
    </style:style>
    <style:style style:name="T55" style:family="text">
      <style:text-properties style:text-underline-style="none" fo:font-weight="normal" officeooo:rsid="0016660d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Documenation for TechnicalTask-1</text:p>
      <text:p text:style-name="P20"/>
      <text:p text:style-name="P21">Helping Note: <text:span text:style-name="T41">Please run the following commands for allowing the project to run successfully:</text:span></text:p>
      <text:p text:style-name="P21"><text:span text:style-name="T41"/></text:p>
      <text:p text:style-name="P21"><text:span text:style-name="T41"><text:tab/>pip install -r requirements.txt</text:span></text:p>
      <text:p text:style-name="P21"><text:span text:style-name="T41"><text:tab/>npm install</text:span></text:p>
      <text:p text:style-name="P1"/>
      <text:list xml:id="list1231133063118039358" text:style-name="L1">
        <text:list-item>
          <text:p text:style-name="P15"><text:span text:style-name="T42">Created the folder called </text:span><text:span text:style-name="T43">TechnicalTask-1</text:span></text:p>
        </text:list-item>
      </text:list>
      <text:p text:style-name="P1"/>
      <text:p text:style-name="P17">Setting up the project:</text:p>
      <text:p text:style-name="P1"/>
      <text:p text:style-name="P1"/>
      <text:list xml:id="list2922505356940262949" text:style-name="L2">
        <text:list-item>
          <text:p text:style-name="P2">Created the virtual environment in that folder with command</text:p>
        </text:list-item>
      </text:list>
      <text:p text:style-name="P1"><text:tab/><text:tab/>virtualenv venv</text:p>
      <text:p text:style-name="P1"/>
      <text:list xml:id="list7919518277696010181" text:style-name="L3">
        <text:list-item>
          <text:p text:style-name="P3">Activate virtual environment with command</text:p>
        </text:list-item>
      </text:list>
      <text:p text:style-name="P1"><text:tab/><text:tab/>source venv/bin/activate</text:p>
      <text:p text:style-name="P1"/>
      <text:list xml:id="list6283083485033016660" text:style-name="L4">
        <text:list-item>
          <text:p text:style-name="P4">Installed Django with command</text:p>
        </text:list-item>
      </text:list>
      <text:p text:style-name="P1"><text:tab/><text:tab/>pip install django</text:p>
      <text:p text:style-name="P1"/>
      <text:list xml:id="list8265967270556053917" text:style-name="L5">
        <text:list-item>
          <text:p text:style-name="P5">Installed Django <text:span text:style-name="T38">Rest Framework</text:span> with command</text:p>
          <text:list>
            <text:list-header>
              <text:p text:style-name="P5">pip install django<text:span text:style-name="T38">restframework</text:span></text:p>
              <text:p text:style-name="P5"/>
            </text:list-header>
          </text:list>
        </text:list-item>
      </text:list>
      <text:list xml:id="list5619301429765482381" text:style-name="L6">
        <text:list-item>
          <text:p text:style-name="P8">Created the requirements.txt file with command</text:p>
        </text:list-item>
      </text:list>
      <text:p text:style-name="P9"><text:tab/><text:tab/>pip freeze &gt; requirements.txt</text:p>
      <text:p text:style-name="P9"/>
      <text:list xml:id="list285423535576609840" text:style-name="L7">
        <text:list-item>
          <text:p text:style-name="P16"><text:span text:style-name="T42">Created Django project called “</text:span><text:span text:style-name="T43">api</text:span><text:span text:style-name="T42">” with command</text:span></text:p>
        </text:list-item>
      </text:list>
      <text:p text:style-name="P1"><text:tab/><text:tab/>django-admin startproject <text:span text:style-name="T38">api</text:span> .</text:p>
      <text:p text:style-name="P7"><text:tab/><text:tab/>Comment: The (dot) . Is appended at the end to make sure everything gets created in the same folder and it does not create a folder withing</text:p>
      <text:p text:style-name="P7"/>
      <text:list xml:id="list4938642118535147598" text:style-name="L8">
        <text:list-item>
          <text:p text:style-name="P6">Tested the project with command</text:p>
        </text:list-item>
      </text:list>
      <text:p text:style-name="P1"><text:tab/><text:tab/>python manage.py runserver</text:p>
      <text:p text:style-name="P1"/>
      <text:p text:style-name="P18">Creating the app</text:p>
      <text:p text:style-name="P10"/>
      <text:list xml:id="list6331218752763344001" text:style-name="L9">
        <text:list-item>
          <text:p text:style-name="P11">created the app called v1 with command</text:p>
        </text:list-item>
      </text:list>
      <text:p text:style-name="P10"><text:tab/><text:tab/><text:span text:style-name="T39">django-admin start</text:span>app<text:span text:style-name="T39"> </text:span>v1</text:p>
      <text:p text:style-name="P9"/>
      <text:p text:style-name="P19">Creating the <text:span text:style-name="T1">index.html template</text:span></text:p>
      <text:p text:style-name="P19"/>
      <text:list xml:id="list3746987469889820150" text:style-name="L15">
        <text:list-item>
          <text:p text:style-name="P14">Created it in the path templates/contacts/index.html</text:p>
        </text:list-item>
      </text:list>
      <text:list xml:id="list2165466220253840252" text:style-name="L10">
        <text:list-item>
          <text:p text:style-name="P12">Included the url for testing the index.html file in the root urls.py file as</text:p>
          <text:p text:style-name="P12"><text:span text:style-name="T8"/></text:p>
        </text:list-item>
      </text:list>
      <text:p text:style-name="P29"><text:tab/><text:tab/>urlpatterns = [</text:p>
      <text:p text:style-name="P31"><text:span text:style-name="T46"><text:tab/><text:tab/> <text:s text:c="3"/></text:span><text:span text:style-name="T17">path(</text:span><text:span text:style-name="T22">''</text:span><text:span text:style-name="T17">, TemplateView.as_view(</text:span><text:span text:style-name="T24">template_name</text:span><text:span text:style-name="T17">=</text:span><text:span text:style-name="T22">'contact/index.html'</text:span><text:span text:style-name="T17">)),</text:span></text:p>
      <text:p text:style-name="P46"><text:tab/><text:tab/>]</text:p>
      <text:list xml:id="list132812271136302" text:continue-numbering="true" text:style-name="L10">
        <text:list-item>
          <text:p text:style-name="P13"><text:soft-page-break/>added path for the “templates” folder in the settings.py file as</text:p>
          <text:list>
            <text:list-header>
              <text:p text:style-name="P41"><text:span text:style-name="T23">'DIRS'</text:span><text:span text:style-name="T8">: [</text:span><text:span text:style-name="T23">'templates'</text:span><text:span text:style-name="T8">],</text:span></text:p>
            </text:list-header>
          </text:list>
        </text:list-item>
      </text:list>
      <text:p text:style-name="P26"/>
      <text:p text:style-name="P32"/>
      <text:p text:style-name="P33">The Django Part:</text:p>
      <text:p text:style-name="P33"><text:span text:style-name="T41"/></text:p>
      <text:list xml:id="list4737377590855902187" text:style-name="L23">
        <text:list-item>
          <text:p text:style-name="P34"><text:span text:style-name="T41">Created the following schema definition in the models.py file:</text:span></text:p>
        </text:list-item>
      </text:list>
      <text:p text:style-name="P35"><text:span text:style-name="T41"/></text:p>
      <text:p text:style-name="P38"><text:span text:style-name="T55"><text:tab/></text:span><text:span text:style-name="T7">class </text:span><text:span text:style-name="T20">Contact(models.Model):</text:span></text:p>
      <text:p text:style-name="P39"><text:s text:c="4"/><text:span text:style-name="T17">name = models.CharField(</text:span><text:span text:style-name="T24">max_length</text:span><text:span text:style-name="T17">=</text:span><text:span text:style-name="T27">200</text:span><text:span text:style-name="T17">)</text:span></text:p>
      <text:p text:style-name="P39"><text:s text:c="4"/><text:span text:style-name="T17">phone = models.CharField(</text:span><text:span text:style-name="T24">max_length</text:span><text:span text:style-name="T17">=</text:span><text:span text:style-name="T27">200</text:span><text:span text:style-name="T17">)</text:span></text:p>
      <text:p text:style-name="P39"><text:s text:c="4"/><text:span text:style-name="T17">email = models.EmailField(</text:span><text:span text:style-name="T24">max_length</text:span><text:span text:style-name="T17">=</text:span><text:span text:style-name="T27">200</text:span><text:span text:style-name="T17">)</text:span></text:p>
      <text:p text:style-name="P56"><text:s text:c="4"/><text:span text:style-name="T17">address = models.CharField(</text:span><text:span text:style-name="T24">max_length</text:span><text:span text:style-name="T17">=</text:span><text:span text:style-name="T27">255</text:span><text:span text:style-name="T17">)</text:span></text:p>
      <text:list xml:id="list6297998541708633526" text:style-name="L24">
        <text:list-item>
          <text:p text:style-name="P36"><text:span text:style-name="T41">Serialized or mapped the schema definition to the database table structure with the Django Rest Framework Serializer in the serializers.py file as:</text:span></text:p>
        </text:list-item>
      </text:list>
      <text:p text:style-name="P35"><text:span text:style-name="T41"/></text:p>
      <text:p text:style-name="P38"><text:span text:style-name="T55"><text:tab/></text:span><text:span text:style-name="T7">class </text:span><text:span text:style-name="T20">ContactSerializer(serializers.ModelSerializer):</text:span></text:p>
      <text:p text:style-name="P39"><text:s text:c="4"/><text:span text:style-name="T5">class </text:span><text:span text:style-name="T17">Meta:</text:span></text:p>
      <text:p text:style-name="P39"><text:s text:c="8"/><text:span text:style-name="T17">model = Contact</text:span></text:p>
      <text:p text:style-name="P56"><text:s text:c="8"/><text:span text:style-name="T17">fields =</text:span><text:span text:style-name="T22">'id'</text:span><text:span text:style-name="T17">, </text:span><text:span text:style-name="T22">'name'</text:span><text:span text:style-name="T17">, </text:span><text:span text:style-name="T22">'phone'</text:span><text:span text:style-name="T17">, </text:span><text:span text:style-name="T22">'email'</text:span><text:span text:style-name="T17">, </text:span><text:span text:style-name="T22">'address'</text:span></text:p>
      <text:list xml:id="list6827476724819444307" text:style-name="L25">
        <text:list-item>
          <text:p text:style-name="P37"><text:span text:style-name="T41">Created the following view classes:</text:span></text:p>
          <text:list>
            <text:list-item>
              <text:p text:style-name="P25"><text:span text:style-name="T41">ContactList: contains</text:span></text:p>
              <text:list>
                <text:list-item>
                  <text:p text:style-name="P25"><text:span text:style-name="T41">get for querying all the data in the database table</text:span></text:p>
                </text:list-item>
                <text:list-item>
                  <text:p text:style-name="P25"><text:span text:style-name="T41">post for creating a single data in the database table</text:span></text:p>
                </text:list-item>
              </text:list>
            </text:list-item>
            <text:list-item>
              <text:p text:style-name="P25"><text:span text:style-name="T41">ContactDetail</text:span></text:p>
              <text:list>
                <text:list-item>
                  <text:p text:style-name="P25"><text:span text:style-name="T41">get for querying a single data with primary key from the database table</text:span></text:p>
                </text:list-item>
                <text:list-item>
                  <text:p text:style-name="P25"><text:span text:style-name="T41">delete for deleting a single data with primary key from the database table</text:span></text:p>
                </text:list-item>
                <text:list-item>
                  <text:p text:style-name="P25"><text:span text:style-name="T41">put for updating a single data in the database table using the primary key</text:span></text:p>
                </text:list-item>
              </text:list>
            </text:list-item>
          </text:list>
        </text:list-item>
      </text:list>
      <text:p text:style-name="P35"><text:span text:style-name="T41"/></text:p>
      <text:list xml:id="list132812250624993" text:continue-numbering="true" text:style-name="L25">
        <text:list-item>
          <text:p text:style-name="P37"><text:span text:style-name="T41">Created the following url patterns in the v1/urls.py file:</text:span></text:p>
        </text:list-item>
      </text:list>
      <text:p text:style-name="P38"><text:span text:style-name="T55"><text:tab/></text:span><text:span text:style-name="T21">urlpatterns</text:span><text:span text:style-name="T20"> = [</text:span></text:p>
      <text:p text:style-name="P39"><text:tab/> <text:s text:c="3"/><text:span text:style-name="T17">path(</text:span><text:span text:style-name="T22">'contact'</text:span><text:span text:style-name="T17">, ContactList.as_view()),</text:span></text:p>
      <text:p text:style-name="P39"><text:tab/> <text:s text:c="3"/><text:span text:style-name="T17">path(</text:span><text:span text:style-name="T22">'contact/&lt;int:pk&gt;'</text:span><text:span text:style-name="T17">, ContactDetail.as_view())</text:span></text:p>
      <text:p text:style-name="P42"><text:tab/>]</text:p>
      <text:p text:style-name="P32">Setting up the static files:</text:p>
      <text:p text:style-name="P26"/>
      <text:list xml:id="list6364077489866516305" text:style-name="L11">
        <text:list-item>
          <text:p text:style-name="P27">created the structure</text:p>
          <text:list>
            <text:list-header>
              <text:p text:style-name="P27">static/css/<text:span text:style-name="T45">app.css</text:span></text:p>
              <text:p text:style-name="P28">static/js/contact</text:p>
              <text:p text:style-name="P28">static/views/</text:p>
              <text:p text:style-name="P28"/>
            </text:list-header>
          </text:list>
        </text:list-item>
        <text:list-item>
          <text:p text:style-name="P27">added in the settings.py file</text:p>
        </text:list-item>
      </text:list>
      <text:p text:style-name="P23"><text:span text:style-name="T47"><text:tab/><text:tab/>STATICFILES_DIRS</text:span> = [</text:p>
      <text:p text:style-name="P39"><text:s text:c="2"/><text:tab/><text:tab/><text:tab/><text:span text:style-name="T22">'static'</text:span><text:span text:style-name="T17">,</text:span></text:p>
      <text:p text:style-name="P39"><text:span text:style-name="T22"><text:tab/><text:tab/><text:tab/>'node_modules'</text:span></text:p>
      <text:p text:style-name="P42"><text:tab/><text:tab/>]</text:p>
      <text:p text:style-name="P62"/>
      <text:p text:style-name="P62"><text:soft-page-break/>Starting the Angular JS part of the Application:</text:p>
      <text:list xml:id="list1766467636645459619" text:style-name="L13">
        <text:list-item>
          <text:p text:style-name="P58">Created the package.json file for creating npm dependency packages using description in the following youtube video:</text:p>
        </text:list-item>
      </text:list>
      <text:p text:style-name="P57"><text:span text:style-name="T40"><text:tab/></text:span><text:a xlink:type="simple" xlink:href="https://www.youtube.com/watch?v=3I78ELjTzlQ&amp;feature=youtu.be" text:style-name="Internet_20_link" text:visited-style-name="Visited_20_Internet_20_Link"><text:span text:style-name="T40">https://www.youtube.com/watch?v=3I78ELjTzlQ&amp;feature=youtu.be</text:span></text:a></text:p>
      <text:list xml:id="list8056144673258476305" text:style-name="L21">
        <text:list-item>
          <text:p text:style-name="P59">installed angular using npm command</text:p>
          <text:list>
            <text:list-header>
              <text:p text:style-name="P59">npm install angular –save</text:p>
            </text:list-header>
          </text:list>
        </text:list-item>
        <text:list-item>
          <text:p text:style-name="P59">included ‘node_modules’ in the settings.py file as:</text:p>
        </text:list-item>
      </text:list>
      <text:p text:style-name="P61"><text:span text:style-name="T44"><text:tab/></text:span><text:span text:style-name="T9">STATICFILES_DIRS</text:span><text:span text:style-name="T8"> = [</text:span></text:p>
      <text:p text:style-name="P30"><text:tab/> <text:s text:c="3"/><text:span text:style-name="T23">'static'</text:span>,</text:p>
      <text:p text:style-name="P30"><text:tab/> <text:s text:c="3"/><text:span text:style-name="T23">'node_modules'</text:span></text:p>
      <text:p text:style-name="P51"><text:tab/>]</text:p>
      <text:list xml:id="list132812067635535" text:continue-numbering="true" text:style-name="L21">
        <text:list-item>
          <text:p text:style-name="P48">added the angular.min.js file in the index.html file as</text:p>
        </text:list-item>
      </text:list>
      <text:p text:style-name="P61"><text:span text:style-name="T10"><text:tab/></text:span><text:span text:style-name="T11">&lt;</text:span><text:span text:style-name="T4">script </text:span><text:span text:style-name="T26">src=</text:span><text:span text:style-name="T30">"</text:span><text:span text:style-name="T8">{% </text:span><text:span text:style-name="T3">static </text:span><text:span text:style-name="T29">'angular/angular.min.js' </text:span><text:span text:style-name="T8">%}</text:span><text:span text:style-name="T30">"</text:span><text:span text:style-name="T11">&gt;&lt;/</text:span><text:span text:style-name="T4">script</text:span><text:span text:style-name="T11">&gt;</text:span></text:p>
      <text:p text:style-name="P55">The Angular Part:</text:p>
      <text:list xml:id="list6846639942354455617" text:style-name="L16">
        <text:list-item>
          <text:p text:style-name="P52">Created the angular module file: app.js as:</text:p>
        </text:list-item>
      </text:list>
      <text:p text:style-name="P54"><text:span text:style-name="T54"><text:tab/></text:span><text:span text:style-name="T17">(</text:span><text:span text:style-name="T5">function</text:span><text:span text:style-name="T17">() {</text:span><text:span text:style-name="T35">//created self executing function or IIFE</text:span></text:p>
      <text:p text:style-name="P40"><text:span text:style-name="T34"><text:s text:c="4"/></text:span><text:span text:style-name="T31">"use strict"</text:span><text:span text:style-name="T35">//put into strict mode allows javascript to catch bugs</text:span></text:p>
      <text:p text:style-name="P40"><text:span text:style-name="T34"><text:s text:c="4"/></text:span><text:span text:style-name="T5">var </text:span><text:span text:style-name="T53">app </text:span><text:span text:style-name="T17">= </text:span><text:span text:style-name="T51">angular</text:span><text:span text:style-name="T17">.</text:span><text:span text:style-name="T19">module</text:span><text:span text:style-name="T17">(</text:span><text:span text:style-name="T31">"ContactManagement"</text:span><text:span text:style-name="T17">,</text:span></text:p>
      <text:p text:style-name="P40"><text:s text:c="8"/><text:span text:style-name="T17">[</text:span><text:span text:style-name="T31">'ngAnimate'</text:span><text:span text:style-name="T17">,</text:span></text:p>
      <text:p text:style-name="P40"><text:s text:c="12"/><text:span text:style-name="T31">'ngAria'</text:span><text:span text:style-name="T17">,</text:span></text:p>
      <text:p text:style-name="P40"><text:s text:c="12"/><text:span text:style-name="T31">'ngMaterial'</text:span><text:span text:style-name="T17">,</text:span></text:p>
      <text:p text:style-name="P40"><text:s text:c="12"/><text:span text:style-name="T31">'ui.grid'</text:span><text:span text:style-name="T17">,</text:span></text:p>
      <text:p text:style-name="P40"><text:s text:c="12"/><text:span text:style-name="T31">'ngResource'</text:span><text:span text:style-name="T17">,</text:span></text:p>
      <text:p text:style-name="P40"><text:s text:c="12"/><text:span text:style-name="T31">'ui.router'</text:span><text:span text:style-name="T17">])</text:span><text:span text:style-name="T35">//created the angular root module</text:span></text:p>
      <text:p text:style-name="P45"><text:tab/>}());<text:span text:style-name="T36">//created self executing function or IIFE</text:span></text:p>
      <text:list xml:id="list6339753798474308765" text:style-name="L19">
        <text:list-item>
          <text:p text:style-name="P53">I have used Angular Material and Angular UI Grid for my front end</text:p>
        </text:list-item>
      </text:list>
      <text:list xml:id="list1839262427398119395" text:style-name="L20">
        <text:list-item>
          <text:p text:style-name="P49">Created the app.ctrl.js file with contains the root controller or parent controller of the project</text:p>
          <text:p text:style-name="P44">(<text:span text:style-name="T3">function</text:span>() {<text:span text:style-name="T36">//created self executing function or IIFE</text:span></text:p>
        </text:list-item>
      </text:list>
      <text:p text:style-name="P24"><text:span text:style-name="T29"><text:tab/>'use strict'</text:span>;</text:p>
      <text:p text:style-name="P24"><text:span text:style-name="T50"><text:tab/>angular</text:span>.<text:span text:style-name="T49">module</text:span>(<text:span text:style-name="T29">'ContactManagement'</text:span>)</text:p>
      <text:p text:style-name="P40"><text:tab/> <text:s/><text:span text:style-name="T17">.</text:span><text:span text:style-name="T51">controller</text:span><text:span text:style-name="T17">(</text:span><text:span text:style-name="T31">'AppCtrl'</text:span><text:span text:style-name="T17">, </text:span><text:span text:style-name="T5">function </text:span><text:span text:style-name="T17">() {</text:span></text:p>
      <text:p text:style-name="P40"><text:tab/> <text:s text:c="7"/><text:span text:style-name="T51">console</text:span><text:span text:style-name="T17">.</text:span><text:span text:style-name="T52">log</text:span><text:span text:style-name="T17">(</text:span><text:span text:style-name="T31">"test"</text:span><text:span text:style-name="T17">)</text:span></text:p>
      <text:p text:style-name="P40"><text:tab/> <text:s text:c="3"/><text:span text:style-name="T17">});</text:span></text:p>
      <text:p text:style-name="P45"><text:tab/>}());<text:span text:style-name="T36">//created self executing function or IIFE</text:span></text:p>
      <text:list xml:id="list3594284630410621436" text:style-name="L12">
        <text:list-item>
          <text:p text:style-name="P47"><text:soft-page-break/>recreated the index.html as <text:span text:style-name="T48">to hold the css and js files and created the body as:</text:span></text:p>
          <text:p text:style-name="P43"><text:span text:style-name="T2">&lt;</text:span><text:span text:style-name="T4">body </text:span><text:span text:style-name="T26">ng-app=</text:span><text:span text:style-name="T30">"ContactManagement" </text:span><text:span text:style-name="T26">ng-controller=</text:span><text:span text:style-name="T30">"AppCtrl"</text:span><text:span text:style-name="T2">&gt;</text:span></text:p>
        </text:list-item>
      </text:list>
      <text:p text:style-name="P22"><text:tab/>{% verbatim %}</text:p>
      <text:p text:style-name="P22"><text:span text:style-name="T2"><text:tab/>&lt;</text:span><text:span text:style-name="T4">md-toolbar </text:span><text:span text:style-name="T26">md-scroll-shrink</text:span><text:span text:style-name="T2">&gt;</text:span></text:p>
      <text:p text:style-name="P39"><text:tab/> <text:s text:c="3"/><text:span text:style-name="T18">&lt;</text:span><text:span text:style-name="T6">div </text:span><text:span text:style-name="T28">class=</text:span><text:span text:style-name="T32">"md-toolbar-tools"</text:span><text:span text:style-name="T18">&gt;</text:span></text:p>
      <text:p text:style-name="P39"><text:tab/> <text:s text:c="5"/><text:span text:style-name="T18">&lt;</text:span><text:span text:style-name="T6">h3</text:span><text:span text:style-name="T18">&gt;</text:span></text:p>
      <text:p text:style-name="P39"><text:tab/> <text:s text:c="7"/><text:span text:style-name="T18">&lt;</text:span><text:span text:style-name="T6">span</text:span><text:span text:style-name="T18">&gt;</text:span><text:span text:style-name="T17">TECHNICAL TASK 1</text:span><text:span text:style-name="T18">&lt;/</text:span><text:span text:style-name="T6">span</text:span><text:span text:style-name="T18">&gt;</text:span></text:p>
      <text:p text:style-name="P39"><text:tab/> <text:s text:c="5"/><text:span text:style-name="T18">&lt;/</text:span><text:span text:style-name="T6">h3</text:span><text:span text:style-name="T18">&gt;</text:span></text:p>
      <text:p text:style-name="P39"><text:tab/> <text:s text:c="3"/><text:span text:style-name="T18">&lt;/</text:span><text:span text:style-name="T6">div</text:span><text:span text:style-name="T18">&gt;</text:span></text:p>
      <text:p text:style-name="P22"><text:span text:style-name="T2"><text:tab/>&lt;/</text:span><text:span text:style-name="T4">md-toolbar</text:span><text:span text:style-name="T2">&gt;</text:span></text:p>
      <text:p text:style-name="P22"><text:span text:style-name="T2"><text:tab/>&lt;</text:span><text:span text:style-name="T4">div </text:span><text:span text:style-name="T26">class=</text:span><text:span text:style-name="T30">"container"</text:span><text:span text:style-name="T2">&gt;</text:span></text:p>
      <text:p text:style-name="P39"><text:tab/> <text:s text:c="3"/><text:span text:style-name="T18">&lt;</text:span><text:span text:style-name="T6">div </text:span><text:span text:style-name="T28">ui-view</text:span><text:span text:style-name="T18">&gt;&lt;/</text:span><text:span text:style-name="T6">div</text:span><text:span text:style-name="T18">&gt;</text:span></text:p>
      <text:p text:style-name="P22"><text:span text:style-name="T2"><text:tab/>&lt;/</text:span><text:span text:style-name="T4">div</text:span><text:span text:style-name="T2">&gt;</text:span></text:p>
      <text:p text:style-name="P22"><text:tab/>{% endverbatim %}</text:p>
      <text:p text:style-name="P42"><text:span text:style-name="T2"><text:tab/>&lt;/</text:span><text:span text:style-name="T4">body</text:span><text:span text:style-name="T2">&gt;</text:span></text:p>
      <text:list xml:id="list6230101365930447437" text:style-name="L18">
        <text:list-item>
          <text:p text:style-name="P50">Created the following route states:</text:p>
          <text:list>
            <text:list-item>
              <text:p text:style-name="P68">contactList</text:p>
            </text:list-item>
            <text:list-item>
              <text:p text:style-name="P68">contactEdit</text:p>
            </text:list-item>
            <text:list-item>
              <text:p text:style-name="P68">contactView</text:p>
            </text:list-item>
            <text:list-item>
              <text:p text:style-name="P63"><text:span text:style-name="T33">contactCreate</text:span></text:p>
              <text:list>
                <text:list-item>
                  <text:p text:style-name="P70"><text:span text:style-name="T13">in the file router.js</text:span></text:p>
                </text:list-item>
                <text:list-item>
                  <text:p text:style-name="P70"><text:span text:style-name="T13">contactList is the default route state</text:span></text:p>
                </text:list-item>
              </text:list>
            </text:list-item>
          </text:list>
        </text:list-item>
        <text:list-item>
          <text:p text:style-name="P72"><text:span text:style-name="T12">Used ngResource and created the following route objects in the contactResource.js file:</text:span></text:p>
          <text:list>
            <text:list-item>
              <text:p text:style-name="P72"><text:span text:style-name="T12">update</text:span></text:p>
            </text:list-item>
            <text:list-item>
              <text:p text:style-name="P72"><text:span text:style-name="T12">query</text:span></text:p>
            </text:list-item>
            <text:list-item>
              <text:p text:style-name="P72"><text:span text:style-name="T12">create</text:span></text:p>
            </text:list-item>
            <text:list-item>
              <text:p text:style-name="P72"><text:span text:style-name="T12">remove</text:span></text:p>
            </text:list-item>
            <text:list-item>
              <text:p text:style-name="P72"><text:span text:style-name="T12">getSingle</text:span></text:p>
            </text:list-item>
          </text:list>
        </text:list-item>
        <text:list-item>
          <text:p text:style-name="P72"><text:span text:style-name="T12">Created the following controllers in the contactCtrl.js file:</text:span></text:p>
          <text:list>
            <text:list-item>
              <text:p text:style-name="P69"><text:span text:style-name="T12">contactListCtrl</text:span></text:p>
            </text:list-item>
            <text:list-item>
              <text:p text:style-name="P69"><text:span text:style-name="T12">contactEditCtrl</text:span></text:p>
            </text:list-item>
            <text:list-item>
              <text:p text:style-name="P69"><text:span text:style-name="T12">contactViewCtrl</text:span></text:p>
            </text:list-item>
            <text:list-item>
              <text:p text:style-name="P65"><text:soft-page-break/><text:span text:style-name="T12">contactAddCtrl</text:span></text:p>
            </text:list-item>
          </text:list>
        </text:list-item>
        <text:list-item>
          <text:p text:style-name="P64"><text:span text:style-name="T16">created the </text:span><text:span text:style-name="T14">phoneNumDirective</text:span><text:span text:style-name="T16"> in the directives.js file</text:span></text:p>
          <text:list>
            <text:list-item>
              <text:p text:style-name="P66"><text:span text:style-name="T15">which I used to restrict the phone input field in the contactEdit and contactCreate route states</text:span></text:p>
            </text:list-item>
          </text:list>
        </text:list-item>
        <text:list-item>
          <text:p text:style-name="P66"><text:span text:style-name="T15">Created the object array filter as was required in the filters.js file</text:span></text:p>
          <text:list>
            <text:list-item>
              <text:p text:style-name="P71"><text:span text:style-name="T15">I used it below the UI-Grid view in the contactList route stat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22:59:55.997651000</meta:creation-date>
    <dc:date>2017-12-15T13:28:11.289487000</dc:date>
    <meta:editing-duration>PT41M58S</meta:editing-duration>
    <meta:editing-cycles>8</meta:editing-cycles>
    <meta:generator>LibreOffice_Vanilla/5.2.3.5$MacOSX_X86_64 LibreOffice_project/83adc9c35c74e0badc710d981405858b1179a327</meta:generator>
    <meta:document-statistic meta:table-count="0" meta:image-count="0" meta:object-count="0" meta:page-count="5" meta:paragraph-count="140" meta:word-count="707" meta:character-count="5071" meta:non-whitespace-character-count="4320"/>
  </office:meta>
</office:document-meta>
</file>